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15.117cm" table:align="right"/>
    </style:style>
    <style:style style:name="Tableau2.A" style:family="table-column">
      <style:table-column-properties style:column-width="15.117cm"/>
    </style:style>
    <style:style style:name="Tableau2.A1" style:family="table-cell">
      <style:table-cell-properties fo:padding="0.097cm" fo:border="0.05pt solid #000000"/>
    </style:style>
    <style:style style:name="Tableau3" style:family="table">
      <style:table-properties style:width="19.001cm" table:align="margins"/>
    </style:style>
    <style:style style:name="Tableau3.A" style:family="table-column">
      <style:table-column-properties style:column-width="19.001cm" style:rel-column-width="65535*"/>
    </style:style>
    <style:style style:name="Tableau3.A1" style:family="table-cell">
      <style:table-cell-properties fo:padding="0.097cm" fo:border="0.05pt solid #000000"/>
    </style:style>
    <style:style style:name="P1" style:family="paragraph" style:parent-style-name="Header">
      <style:paragraph-properties fo:text-align="end" style:justify-single-word="false"/>
      <style:text-properties fo:font-size="9pt" officeooo:paragraph-rsid="001431d3" style:font-size-asian="9pt" style:font-size-complex="9pt"/>
    </style:style>
    <style:style style:name="P2" style:family="paragraph" style:parent-style-name="Text_20_body">
      <style:paragraph-properties fo:line-height="100%" fo:text-align="center" style:justify-single-word="false"/>
      <style:text-properties style:font-name="Arial" fo:font-size="18pt" fo:font-weight="bold" style:font-size-asian="18pt" style:font-weight-asian="bold" style:font-size-complex="18pt" style:font-weight-complex="bold"/>
    </style:style>
    <style:style style:name="P3" style:family="paragraph" style:parent-style-name="Text_20_body">
      <style:paragraph-properties fo:line-height="100%" fo:text-align="justify" style:justify-single-word="false"/>
      <style:text-properties style:font-name="Arial" fo:font-size="10pt" fo:font-weight="normal" officeooo:paragraph-rsid="002f4dfe" style:font-size-asian="10pt" style:font-weight-asian="normal" style:font-size-complex="10pt" style:font-weight-complex="normal"/>
    </style:style>
    <style:style style:name="P4" style:family="paragraph" style:parent-style-name="Standard">
      <style:paragraph-properties fo:line-height="100%" fo:text-align="start" style:justify-single-word="false"/>
      <style:text-properties style:font-name="Arial" fo:font-size="10pt" officeooo:paragraph-rsid="003b16c0" style:font-size-asian="10pt" style:font-size-complex="10pt"/>
    </style:style>
    <style:style style:name="P5" style:family="paragraph" style:parent-style-name="Table_20_Contents">
      <style:paragraph-properties fo:line-height="150%" fo:text-align="justify" style:justify-single-word="false"/>
      <style:text-properties style:font-name="Arial" fo:font-size="11pt" fo:font-weight="bold" officeooo:rsid="003e8b32" officeooo:paragraph-rsid="003e8b32" style:font-size-asian="11pt" style:font-weight-asian="bold" style:font-size-complex="11pt" style:font-weight-complex="bold"/>
    </style:style>
    <style:style style:name="P6" style:family="paragraph" style:parent-style-name="Table_20_Contents">
      <style:paragraph-properties fo:line-height="150%" fo:text-align="justify" style:justify-single-word="false"/>
      <style:text-properties style:font-name="Arial" fo:font-size="11pt" style:font-size-asian="11pt" style:font-size-complex="11pt"/>
    </style:style>
    <style:style style:name="P7" style:family="paragraph" style:parent-style-name="Standard">
      <style:paragraph-properties fo:margin-left="2.501cm" fo:margin-right="0cm" fo:line-height="150%" fo:text-align="justify" style:justify-single-word="false" fo:text-indent="0cm" style:auto-text-indent="false"/>
      <style:text-properties style:font-name="Arial" fo:font-size="11pt" officeooo:paragraph-rsid="00167a82" style:font-size-asian="11pt" style:font-size-complex="11pt"/>
    </style:style>
    <style:style style:name="P8" style:family="paragraph" style:parent-style-name="Text_20_body">
      <style:paragraph-properties fo:margin-left="2.501cm" fo:margin-right="0cm" fo:line-height="150%" fo:text-align="justify" style:justify-single-word="false" fo:text-indent="0cm" style:auto-text-indent="false"/>
      <style:text-properties style:font-name="Arial" fo:font-size="11pt" officeooo:paragraph-rsid="00167a82" style:font-size-asian="11pt" style:font-size-complex="11pt"/>
    </style:style>
    <style:style style:name="P9" style:family="paragraph" style:parent-style-name="Text_20_body">
      <style:paragraph-properties fo:margin-left="0cm" fo:margin-right="0cm" fo:line-height="150%" fo:text-align="justify" style:justify-single-word="false" fo:text-indent="0cm" style:auto-text-indent="false"/>
      <style:text-properties style:font-name="Arial" fo:font-size="11pt" officeooo:paragraph-rsid="00167a82" style:font-size-asian="11pt" style:font-size-complex="11pt"/>
    </style:style>
    <style:style style:name="P10" style:family="paragraph" style:parent-style-name="Text_20_body">
      <style:paragraph-properties fo:margin-left="1.251cm" fo:margin-right="0cm" fo:line-height="150%" fo:text-align="justify" style:justify-single-word="false" fo:text-indent="0cm" style:auto-text-indent="false"/>
      <style:text-properties style:font-name="Arial" fo:font-size="11pt" officeooo:paragraph-rsid="00167a82" style:font-size-asian="11pt" style:font-size-complex="11pt"/>
    </style:style>
    <style:style style:name="P11" style:family="paragraph" style:parent-style-name="Text_20_body">
      <style:paragraph-properties fo:margin-left="2.501cm" fo:margin-right="0cm" fo:line-height="150%" fo:text-align="justify" style:justify-single-word="false" fo:text-indent="0cm" style:auto-text-indent="false"/>
      <style:text-properties style:font-name="Arial" fo:font-size="11pt" officeooo:paragraph-rsid="00192f4e" style:font-size-asian="11pt" style:font-size-complex="11pt"/>
    </style:style>
    <style:style style:name="P12" style:family="paragraph" style:parent-style-name="Text_20_body">
      <style:paragraph-properties fo:line-height="150%" fo:text-align="justify" style:justify-single-word="false"/>
      <style:text-properties style:font-name="Arial" fo:font-size="11pt" officeooo:paragraph-rsid="00225fd1" style:font-size-asian="11pt" style:font-size-complex="11pt"/>
    </style:style>
    <style:style style:name="P13" style:family="paragraph" style:parent-style-name="Standard">
      <style:paragraph-properties fo:margin-left="0cm" fo:margin-right="0cm" fo:line-height="150%" fo:text-align="justify" style:justify-single-word="false" fo:text-indent="0cm" style:auto-text-indent="false"/>
      <style:text-properties style:font-name="Arial" fo:font-size="11pt" fo:font-style="italic" fo:font-weight="bold" officeooo:rsid="001273c4" officeooo:paragraph-rsid="001273c4" style:font-size-asian="11pt" style:font-style-asian="italic" style:font-weight-asian="bold" style:font-size-complex="11pt" style:font-style-complex="italic" style:font-weight-complex="bold"/>
    </style:style>
    <style:style style:name="P14" style:family="paragraph" style:parent-style-name="Text_20_body">
      <style:paragraph-properties fo:margin-left="0cm" fo:margin-right="0cm" fo:line-height="150%" fo:text-align="justify" style:justify-single-word="false" fo:text-indent="0cm" style:auto-text-indent="false"/>
      <style:text-properties style:font-name="Arial" fo:font-size="11pt" fo:font-style="italic" fo:font-weight="bold" officeooo:rsid="001273c4" officeooo:paragraph-rsid="001273c4" style:font-size-asian="11pt" style:font-style-asian="italic" style:font-weight-asian="bold" style:font-size-complex="11pt" style:font-style-complex="italic" style:font-weight-complex="bold"/>
    </style:style>
    <style:style style:name="P15" style:family="paragraph" style:parent-style-name="Standard">
      <style:paragraph-properties fo:margin-left="2.501cm" fo:margin-right="0cm" fo:line-height="150%" fo:text-align="justify" style:justify-single-word="false" fo:text-indent="0cm" style:auto-text-indent="false"/>
      <style:text-properties style:font-name="Arial" fo:font-size="11pt" fo:font-weight="normal" officeooo:rsid="001273c4" officeooo:paragraph-rsid="00192f4e" style:font-size-asian="11pt" style:font-weight-asian="normal" style:font-size-complex="11pt" style:font-weight-complex="normal"/>
    </style:style>
    <style:style style:name="P16" style:family="paragraph" style:parent-style-name="Text_20_body">
      <style:paragraph-properties fo:margin-left="1.251cm" fo:margin-right="0cm" fo:line-height="150%" fo:text-align="justify" style:justify-single-word="false" fo:text-indent="0cm" style:auto-text-indent="false"/>
      <style:text-properties style:font-name="Arial" fo:font-size="11pt" fo:font-weight="normal" officeooo:rsid="001273c4" officeooo:paragraph-rsid="00167a82" style:font-size-asian="11pt" style:font-weight-asian="normal" style:font-size-complex="11pt" style:font-weight-complex="normal"/>
    </style:style>
    <style:style style:name="P17" style:family="paragraph" style:parent-style-name="Text_20_body">
      <style:paragraph-properties fo:margin-left="2.501cm" fo:margin-right="0cm" fo:line-height="150%" fo:text-align="justify" style:justify-single-word="false" fo:text-indent="0cm" style:auto-text-indent="false"/>
      <style:text-properties style:font-name="Arial" fo:font-size="11pt" fo:font-weight="normal" officeooo:rsid="0020ab5a" officeooo:paragraph-rsid="002f4dfe" style:font-size-asian="11pt" style:font-weight-asian="normal" style:font-size-complex="11pt" style:font-weight-complex="normal"/>
    </style:style>
    <style:style style:name="P18" style:family="paragraph" style:parent-style-name="Standard">
      <style:paragraph-properties fo:line-height="100%" fo:text-align="start" style:justify-single-word="false"/>
      <style:text-properties style:font-name="Arial" fo:font-size="12pt" officeooo:paragraph-rsid="003b16c0" style:font-size-asian="12pt" style:font-size-complex="12pt"/>
    </style:style>
    <style:style style:name="P19" style:family="paragraph" style:parent-style-name="Standard">
      <style:paragraph-properties fo:line-height="150%" fo:text-align="justify" style:justify-single-word="false"/>
      <style:text-properties fo:font-size="12pt" officeooo:paragraph-rsid="003e8b32" style:font-size-asian="12pt" style:font-size-complex="12pt"/>
    </style:style>
    <style:style style:name="P20" style:family="paragraph" style:parent-style-name="Text_20_body">
      <style:paragraph-properties fo:margin-left="2.501cm" fo:margin-right="0cm" fo:line-height="150%" fo:text-align="justify" style:justify-single-word="false" fo:text-indent="0cm" style:auto-text-indent="false"/>
      <style:text-properties fo:font-size="11pt" officeooo:paragraph-rsid="00167a82" style:font-size-asian="11pt" style:font-size-complex="11pt"/>
    </style:style>
    <style:style style:name="P21" style:family="paragraph" style:parent-style-name="Text_20_body">
      <style:paragraph-properties fo:margin-left="2.501cm" fo:margin-right="0cm" fo:line-height="150%" fo:text-align="justify" style:justify-single-word="false" fo:text-indent="0cm" style:auto-text-indent="false"/>
      <style:text-properties fo:font-size="11pt" officeooo:paragraph-rsid="002f4dfe" style:font-size-asian="11pt" style:font-size-complex="11pt"/>
    </style:style>
    <style:style style:name="P22" style:family="paragraph" style:parent-style-name="Text_20_body">
      <style:paragraph-properties fo:line-height="150%" fo:text-align="justify" style:justify-single-word="false"/>
      <style:text-properties fo:font-size="11pt" officeooo:paragraph-rsid="003e8b32" style:font-size-asian="11pt" style:font-size-complex="11pt"/>
    </style:style>
    <style:style style:name="P23" style:family="paragraph" style:parent-style-name="Standard">
      <style:paragraph-properties fo:margin-left="2.501cm" fo:margin-right="0cm" fo:line-height="150%" fo:text-align="justify" style:justify-single-word="false" fo:text-indent="0cm" style:auto-text-indent="false"/>
      <style:text-properties style:font-name="Arial" fo:font-size="11pt" fo:font-weight="normal" officeooo:rsid="001273c4" officeooo:paragraph-rsid="00167a82" style:font-size-asian="11pt" style:font-weight-asian="normal" style:font-size-complex="11pt" style:font-weight-complex="normal"/>
    </style:style>
    <style:style style:name="P24" style:family="paragraph" style:parent-style-name="Text_20_body">
      <style:paragraph-properties fo:line-height="150%" fo:text-align="justify" style:justify-single-word="false"/>
      <style:text-properties style:font-name="Arial" fo:font-size="11pt" fo:font-weight="normal" officeooo:paragraph-rsid="003e8b32" style:font-size-asian="11pt" style:font-weight-asian="normal" style:font-size-complex="11pt" style:font-weight-complex="normal"/>
    </style:style>
    <style:style style:name="T1" style:family="text">
      <style:text-properties officeooo:rsid="0035cb29"/>
    </style:style>
    <style:style style:name="T2" style:family="text">
      <style:text-properties officeooo:rsid="001431d3"/>
    </style:style>
    <style:style style:name="T3" style:family="text">
      <style:text-properties fo:font-weight="bold" style:font-weight-asian="bold" style:font-weight-complex="bold"/>
    </style:style>
    <style:style style:name="T4" style:family="text">
      <style:text-properties fo:font-weight="bold" officeooo:rsid="001273c4" style:font-weight-asian="bold" style:font-weight-complex="bold"/>
    </style:style>
    <style:style style:name="T5" style:family="text">
      <style:text-properties fo:font-weight="bold" officeooo:rsid="001431d3" style:font-weight-asian="bold" style:font-weight-complex="bold"/>
    </style:style>
    <style:style style:name="T6" style:family="text">
      <style:text-properties fo:font-weight="bold" officeooo:rsid="0014b220" style:font-weight-asian="bold" style:font-weight-complex="bold"/>
    </style:style>
    <style:style style:name="T7" style:family="text">
      <style:text-properties fo:font-weight="bold" officeooo:rsid="002f4dfe" style:font-weight-asian="bold" style:font-weight-complex="bold"/>
    </style:style>
    <style:style style:name="T8" style:family="text">
      <style:text-properties fo:font-weight="bold" officeooo:rsid="002fcf68"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273c4" style:font-weight-asian="normal" style:font-weight-complex="normal"/>
    </style:style>
    <style:style style:name="T11" style:family="text">
      <style:text-properties fo:font-weight="normal" officeooo:rsid="001431d3" style:font-weight-asian="normal" style:font-weight-complex="normal"/>
    </style:style>
    <style:style style:name="T12" style:family="text">
      <style:text-properties fo:font-weight="normal" officeooo:rsid="0014b220" style:font-weight-asian="normal" style:font-weight-complex="normal"/>
    </style:style>
    <style:style style:name="T13" style:family="text">
      <style:text-properties fo:font-weight="normal" officeooo:rsid="00167a82" style:font-weight-asian="normal" style:font-weight-complex="normal"/>
    </style:style>
    <style:style style:name="T14" style:family="text">
      <style:text-properties fo:font-weight="normal" officeooo:rsid="00192f4e" style:font-weight-asian="normal" style:font-weight-complex="normal"/>
    </style:style>
    <style:style style:name="T15" style:family="text">
      <style:text-properties fo:font-weight="normal" officeooo:rsid="0023f845" style:font-weight-asian="normal" style:font-weight-complex="normal"/>
    </style:style>
    <style:style style:name="T16" style:family="text">
      <style:text-properties fo:font-weight="normal" officeooo:rsid="002f4dfe" style:font-weight-asian="normal" style:font-weight-complex="normal"/>
    </style:style>
    <style:style style:name="T17" style:family="text">
      <style:text-properties fo:font-weight="normal" officeooo:rsid="0035cb29" style:font-weight-asian="normal" style:font-weight-complex="normal"/>
    </style:style>
    <style:style style:name="T18" style:family="text">
      <style:text-properties fo:font-weight="normal" officeooo:rsid="003c2b7e" style:font-weight-asian="normal" style:font-weight-complex="normal"/>
    </style:style>
    <style:style style:name="T19" style:family="text">
      <style:text-properties fo:font-weight="normal" officeooo:rsid="00225fd1" style:font-weight-asian="normal" style:font-weight-complex="normal"/>
    </style:style>
    <style:style style:name="T20" style:family="text">
      <style:text-properties fo:font-weight="normal" officeooo:rsid="00120750" style:font-weight-asian="normal" style:font-weight-complex="normal"/>
    </style:style>
    <style:style style:name="T21" style:family="text">
      <style:text-properties officeooo:rsid="001273c4"/>
    </style:style>
    <style:style style:name="T22" style:family="text">
      <style:text-properties style:font-name="Arial"/>
    </style:style>
    <style:style style:name="T23" style:family="text">
      <style:text-properties style:font-name="Arial" fo:font-weight="bold" style:font-weight-asian="bold"/>
    </style:style>
    <style:style style:name="T24" style:family="text">
      <style:text-properties style:font-name="Arial" fo:font-weight="bold" officeooo:rsid="00225fd1" style:font-weight-asian="bold"/>
    </style:style>
    <style:style style:name="T25" style:family="text">
      <style:text-properties style:font-name="Arial" fo:font-weight="bold" officeooo:rsid="003e8b32" style:font-weight-asian="bold" style:font-weight-complex="bold"/>
    </style:style>
    <style:style style:name="T26" style:family="text">
      <style:text-properties style:font-name="Arial" fo:font-weight="bold" officeooo:rsid="0025b6b7" style:font-weight-asian="bold" style:font-weight-complex="bold"/>
    </style:style>
    <style:style style:name="T27" style:family="text">
      <style:text-properties style:font-name="Arial" fo:font-weight="normal" style:font-weight-asian="normal" style:font-weight-complex="normal"/>
    </style:style>
    <style:style style:name="T28" style:family="text">
      <style:text-properties style:font-name="Arial" fo:font-weight="normal" officeooo:rsid="003b16c0" style:font-weight-asian="normal" style:font-weight-complex="normal"/>
    </style:style>
    <style:style style:name="T29" style:family="text">
      <style:text-properties style:font-name="Arial" fo:font-weight="normal" officeooo:rsid="000d4174" style:font-weight-asian="normal" style:font-weight-complex="normal"/>
    </style:style>
    <style:style style:name="T30" style:family="text">
      <style:text-properties style:font-name="Arial" fo:font-weight="normal" officeooo:rsid="000db6b6" style:font-weight-asian="normal" style:font-weight-complex="normal"/>
    </style:style>
    <style:style style:name="T31" style:family="text">
      <style:text-properties style:font-name="Arial" fo:font-weight="normal" officeooo:rsid="00141e1c" style:font-weight-asian="normal" style:font-weight-complex="normal"/>
    </style:style>
    <style:style style:name="T32" style:family="text">
      <style:text-properties style:font-name="Arial" fo:font-weight="normal" officeooo:rsid="0025b6b7" style:font-weight-asian="normal" style:font-weight-complex="normal"/>
    </style:style>
    <style:style style:name="T33" style:family="text">
      <style:text-properties style:font-name="Arial" fo:font-weight="normal" officeooo:rsid="003e8b32" style:font-weight-asian="normal" style:font-weight-complex="normal"/>
    </style:style>
    <style:style style:name="T34" style:family="text">
      <style:text-properties style:font-name="Arial" fo:font-weight="normal" officeooo:rsid="000ba972" style:font-weight-asian="normal" style:font-weight-complex="normal"/>
    </style:style>
    <style:style style:name="T35" style:family="text">
      <style:text-properties style:font-name="Arial" fo:font-weight="normal" officeooo:rsid="0039fa1d" style:font-weight-asian="normal" style:font-weight-complex="normal"/>
    </style:style>
    <style:style style:name="T36" style:family="text">
      <style:text-properties style:font-name="Arial" fo:font-weight="normal" officeooo:rsid="00167a82" style:font-weight-asian="normal" style:font-weight-complex="normal"/>
    </style:style>
    <style:style style:name="T37" style:family="text">
      <style:text-properties style:font-name="Arial" fo:font-weight="normal" officeooo:rsid="001431d3" style:font-weight-asian="normal" style:font-weight-complex="normal"/>
    </style:style>
    <style:style style:name="T38" style:family="text">
      <style:text-properties style:font-name="Arial" fo:font-weight="normal" officeooo:rsid="002f4dfe" style:font-weight-asian="normal" style:font-weight-complex="normal"/>
    </style:style>
    <style:style style:name="T39" style:family="text">
      <style:text-properties style:font-name="Arial" fo:font-weight="normal" officeooo:rsid="001273c4" style:font-weight-asian="normal" style:font-weight-complex="normal"/>
    </style:style>
    <style:style style:name="T40" style:family="text">
      <style:text-properties style:font-name="Arial" fo:font-weight="normal" officeooo:rsid="0020ab5a" style:font-weight-asian="normal" style:font-weight-complex="normal"/>
    </style:style>
    <style:style style:name="T41" style:family="text">
      <style:text-properties style:font-name="Arial" fo:font-weight="normal" officeooo:rsid="0035cb29" style:font-weight-asian="normal" style:font-weight-complex="normal"/>
    </style:style>
    <style:style style:name="T42" style:family="text">
      <style:text-properties style:font-name="Arial" officeooo:rsid="001431d3"/>
    </style:style>
    <style:style style:name="T43" style:family="text">
      <style:text-properties style:font-name="Arial" officeooo:rsid="002f4df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éthodologie : l'introduction</text:p>
      <text:p text:style-name="P3"/>
      <text:p text:style-name="P24"/>
      <text:p text:style-name="P22"><text:span text:style-name="T27"><text:tab/>N'oubliez pas que l'introduction est la partie la plus </text:span><text:span text:style-name="T35">importante</text:span><text:span text:style-name="T27"> de votre devoir : </text:span><text:span text:style-name="T36">parce qu’elle</text:span><text:span text:style-name="T37"> cadr</text:span><text:span text:style-name="T36">e</text:span><text:span text:style-name="T37"> et problématis</text:span><text:span text:style-name="T36">e</text:span><text:span text:style-name="T37"> bien, une bonne introduction met tout votre devoir sur la bonne voie. Il est donc très conseillé de</text:span><text:span text:style-name="T22"> </text:span><text:span text:style-name="T42">r</text:span><text:span text:style-name="T22">édige</text:span><text:span text:style-name="T42">r</text:span><text:span text:style-name="T22"> </text:span><text:span text:style-name="T42">d’abord</text:span><text:span text:style-name="T22"> toute </text:span><text:span text:style-name="T42">l’</text:span><text:span text:style-name="T22">introduction au brouillon, et </text:span><text:span text:style-name="T42">de la</text:span><text:span text:style-name="T22"> reporte</text:span><text:span text:style-name="T42">r</text:span><text:span text:style-name="T22"> </text:span><text:span text:style-name="T42">seulement</text:span><text:span text:style-name="T22"> ensuite sur </text:span><text:span text:style-name="T42">la</text:span><text:span text:style-name="T22"> copie </text:span><text:span text:style-name="T42">(l</text:span><text:span text:style-name="T22">e même conseil s'appliquera pour la conclusion, </text:span><text:span text:style-name="T42">mais pas pour le développement).</text:span></text:p>
      <text:p text:style-name="P12"><text:tab/><text:span text:style-name="T2">Une introduction se compose de </text:span><text:span text:style-name="T5">deux paragraphes</text:span><text:span text:style-name="T2">, le second étant réservé au plan. Nous allons ici réfléchir avec le sujet suivant : « La vérité est-elle relative ? »</text:span></text:p>
      <text:p text:style-name="P14">Premier paragraphe :</text:p>
      <text:p text:style-name="P16">0. <text:span text:style-name="T3">Accroche </text:span><text:span text:style-name="T7">(facultatif)</text:span></text:p>
      <text:p text:style-name="P8"><text:span text:style-name="T13">Une accroche est </text:span><text:span text:style-name="T10">un élément qui est censé éveiller l'intérêt du lecteur pour le problème que vous allez poser, et qui ainsi vous permet d'initier votre réflexion. C'est un élément non nécessaire. </text:span><text:span text:style-name="T13">Ne rédigez une accroche que si vous avez une référence précise, intéressante et adéquate à proposer, </text:span><text:span text:style-name="T18">en l’analysant avec rigueur</text:span><text:span text:style-name="T13">.</text:span></text:p>
      <text:p text:style-name="P10"><text:span text:style-name="T10"><text:line-break/></text:span>1. <text:span text:style-name="T5">Analyse du sujet</text:span></text:p>
      <text:p text:style-name="P8"><text:span text:style-name="T5"><text:tab/></text:span><text:span text:style-name="T11">Cette analyse doit comporter au moins une analyse des termes importants du sujet (deux ou trois maximum), qu’il faudra impérativement </text:span><text:span text:style-name="T5">définir. </text:span><text:span text:style-name="T11">Attention, </text:span><text:span text:style-name="T21">si ces termes ont plusieurs sens, demandez-vous lesquels sont pertinents pour le sujet, et ne parlez que de ceux-ci. Vous pouvez stimuler votre réflexion en analysant la différence avec des </text:span><text:span text:style-name="T4">termes proches</text:span><text:span text:style-name="T21"> (ex : vous expliquez ce qu’est le bonheur par différence avec le plaisir), ou avec des </text:span><text:span text:style-name="T4">termes opposés</text:span><text:span text:style-name="T21">.</text:span></text:p>
      <text:p text:style-name="P20"><text:span text:style-name="T22"><text:tab/></text:span><text:span text:style-name="T43">Dans notre exemple, les termes importants sont ceux de </text:span><text:span text:style-name="T25">vérité</text:span><text:span text:style-name="T38"> et de </text:span><text:span text:style-name="T25">relatif</text:span><text:span text:style-name="T38">.</text:span></text:p>
      <table:table table:name="Tableau2" table:style-name="Tableau2">
        <table:table-column table:style-name="Tableau2.A"/>
        <table:table-row table:style-name="TableLine1339206731648">
          <table:table-cell table:style-name="Tableau2.A1" office:value-type="string">
            <text:p text:style-name="P5">Vérité : <text:span text:style-name="T9">La vérité est la correspondance entre un énoncé et la réalité.</text:span></text:p>
            <text:p text:style-name="P6"/>
            <text:p text:style-name="P5">Relatif : <text:span text:style-name="T9">Ce qui est relatif, c’est ce dont la vérité ou la réalité dépend d’autre chose.</text:span></text:p>
          </table:table-cell>
        </table:table-row>
      </table:table>
      <text:p text:style-name="P9"/>
      <text:p text:style-name="P9"><text:tab/>2. <text:span text:style-name="T3">Exposition du sujet</text:span></text:p>
      <text:p text:style-name="P8"><text:span text:style-name="T13"><text:tab/>L’idée est simple : </text:span><text:span text:style-name="T10">le sujet </text:span><text:span text:style-name="T14">choisi</text:span><text:span text:style-name="T13"> </text:span><text:span text:style-name="T10">doit toujours apparaître </text:span><text:span text:style-name="T11">quelque part </text:span><text:span text:style-name="T10">dans votre introduction. </text:span><text:span text:style-name="T16">Vous pouvez tout à fait vous contenter de le réécrire mot à mot.</text:span></text:p>
      <text:p text:style-name="P9"><text:span text:style-name="T10"><text:tab/>3. </text:span><text:span text:style-name="T4">Problématique</text:span></text:p>
      <text:p text:style-name="P11"><text:span text:style-name="T13"><text:tab/>L</text:span><text:span text:style-name="T12">e but de la problématique est de </text:span><text:span text:style-name="T6">montrer pourquoi il est difficile de répondre au sujet</text:span><text:span text:style-name="T12">, ce qui va souvent consister à montrer</text:span><text:span text:style-name="T6"> pourquoi aucune réponse immédiate n’est possible. </text:span><text:span text:style-name="T12">Il ne faut donc pas confondre la problématique et le sujet : le sujet est la </text:span><text:span text:style-name="T6">question </text:span><text:span text:style-name="T12">qui vous est posée, alors que la problématique est la </text:span><text:span text:style-name="T6">description précise d’une difficulté </text:span><text:span text:style-name="T12">: </text:span><text:span text:style-name="T15">elle </text:span><text:soft-page-break/><text:span text:style-name="T15">sera formulée en plusieurs phrases liées ensemble de façon rigoureuse. </text:span><text:span text:style-name="T17">En philosophie, u</text:span><text:span text:style-name="T16">ne problématique est un bloc de texte assez long !</text:span></text:p>
      <text:p text:style-name="P21"><text:span text:style-name="T39"><text:tab/></text:span><text:span text:style-name="T40">Pour </text:span><text:span text:style-name="T41">construire</text:span><text:span text:style-name="T40"> la problématique, essayer d’identifier les deux réponses opposées auxquelles le sujet peut donner lieu (qu’on appellera R1 et R2). Attention, ne vous contentez pas d</text:span><text:span text:style-name="T28">e formuler </text:span><text:span text:style-name="T40">un simple oui/non ! Il faut que ces réponses soient précises, détaillées et convaincantes. Chaque réponse doit pouvoir véritablement être soutenue de façon argumentée et intelligente.</text:span></text:p>
      <text:p text:style-name="P17"><text:tab/>Une fois que vous aurez tous ces éléments, utilisez le canevas distribué en classe pour formuler votre premier paragraphe d’introduction.</text:p>
      <text:p text:style-name="P15"/>
      <text:p text:style-name="P13">Deuxième paragraphe : Annonce du plan</text:p>
      <text:p text:style-name="P7"><text:span text:style-name="T4"><text:tab/></text:span><text:span text:style-name="T17">Dans l’annonce du plan, énoncez</text:span><text:span text:style-name="T12"> clairement l’idée que vous allez défendre </text:span><text:span text:style-name="T19">- </text:span><text:span text:style-name="T17">et</text:span><text:span text:style-name="T12"> éventuellement critiquer !</text:span><text:span text:style-name="T20"> </text:span><text:span text:style-name="T10">Utilisez </text:span><text:span text:style-name="T17">pour ce faire </text:span><text:span text:style-name="T4">une phrase par partie</text:span><text:span text:style-name="T10">, avec des formulations du type : "Dans une première partie, nous verrons que…"</text:span></text:p>
      <text:p text:style-name="P23"/>
      <text:p text:style-name="P23"/>
      <table:table table:name="Tableau3" table:style-name="Tableau3">
        <table:table-column table:style-name="Tableau3.A"/>
        <table:table-row table:style-name="TableLine1339206734240">
          <table:table-cell table:style-name="Tableau3.A1" office:value-type="string">
            <text:p text:style-name="P18"><text:span text:style-name="T3">Exemple d'introduction </text:span><text:span text:style-name="T8">rédigée </text:span>:</text:p>
            <text:p text:style-name="P18"/>
            <text:p text:style-name="P19"><text:span text:style-name="T23"><text:tab/></text:span><text:span text:style-name="T24">[Définition 1]</text:span><text:span text:style-name="T28"> </text:span><text:span text:style-name="T29">La vérité, c’est </text:span><text:span text:style-name="T34">la correspondance entre un énoncé et la réalité</text:span><text:span text:style-name="T29">. </text:span><text:span text:style-name="T25">[Exposition du sujet] </text:span><text:span text:style-name="T29">La vérité est-elle relative ? </text:span><text:span text:style-name="T25">[Définition 2]</text:span><text:span text:style-name="T33"> </text:span><text:span text:style-name="T29">Ce qui est relatif, c’est </text:span><text:span text:style-name="T34">ce dont la vérité ou la réalité dépend d’autre chose</text:span><text:span text:style-name="T29">. </text:span><text:span text:style-name="T25">[Problématique]</text:span><text:span text:style-name="T33"> </text:span><text:span text:style-name="T29">Le problème ici est le suivant : </text:span><text:span text:style-name="T25">[R1]</text:span><text:span text:style-name="T33"> </text:span><text:span text:style-name="T29">d’une part, il semble bien qu’une proposition n’est vraie que pour la personne qui l’affirme. En effet, nous sommes souvent en désaccord avec les autres, ce qui montre bien que nous avons des conceptions différentes de ce qui est vrai ou faux. </text:span><text:span text:style-name="T25">[R2]</text:span><text:span text:style-name="T33"> </text:span><text:span text:style-name="T29">Pourtant, </text:span><text:span text:style-name="T30">si nous ne sommes pas d’accord avec les autres, est-ce parce que la vérité elle-même est relative, ou parce que les hommes peuvent se tromper</text:span><text:span text:style-name="T29"> ? Auquel cas, il serait possible qu’il existe une vérité absolue, mai</text:span><text:span text:style-name="T31">s que nous ne soyons pas toujours capable de la trouver.</text:span></text:p>
            <text:p text:style-name="P19"><text:span text:style-name="T31"><text:tab/></text:span><text:span text:style-name="T25">[Plan]</text:span><text:span text:style-name="T33"> </text:span><text:span text:style-name="T26">Dans une première partie</text:span><text:span text:style-name="T32">, nous verrons que chaque homme se représente différemment le monde autour de lui. </text:span><text:span text:style-name="T26">Pourtant, nous dirons ensuite que</text:span><text:span text:style-name="T32"> la méthode scientifique nous permet de nous assurer que notre représentation correspond bien à la réalité. </text:span><text:span text:style-name="T26">Enfin, nous finirons par affirmer que</text:span><text:span text:style-name="T32"> la nature hypothétique du savoir scientifique ne doit pas nous conduire à douter systématiquement de ses résultats.</text:span></text:p>
          </table:table-cell>
        </table:table-row>
      </table:table>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officeooo:paragraph-rsid="001431d3" style:font-size-asian="9pt" style:font-size-complex="9pt"/>
    </style:style>
    <style:style style:name="MT1" style:family="text">
      <style:text-properties officeooo:rsid="0035cb29"/>
    </style:style>
    <style:style style:name="MT2" style:family="text">
      <style:text-properties officeooo:rsid="001431d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éthodologie - Leçon <text:span text:style-name="MT1">3</text:span> : <text:span text:style-name="MT2">l’introduction</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15T21:09:10.075000000</meta:creation-date>
    <meta:editing-duration>P6DT17H44M7S</meta:editing-duration>
    <meta:editing-cycles>23</meta:editing-cycles>
    <meta:generator>LibreOffice/7.3.1.3$Windows_X86_64 LibreOffice_project/a69ca51ded25f3eefd52d7bf9a5fad8c90b87951</meta:generator>
    <dc:date>2022-11-29T20:36:01.414000000</dc:date>
    <meta:document-statistic meta:table-count="2" meta:image-count="0" meta:object-count="0" meta:page-count="2" meta:paragraph-count="23" meta:word-count="718" meta:character-count="4461" meta:non-whitespace-character-count="3752"/>
  </office:meta>
</office:document-meta>
</file>